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1a02dc"/>
    </style:style>
    <style:style style:name="T1" style:family="text">
      <style:text-properties officeooo:rsid="001a02dc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e<text:span text:style-name="CS1">s</text:span>t1 : <text:span text:style-name="CS1">bold</text:span>, i<text:span text:style-name="CS2">tal</text:span>ics, exponent<text:span text:style-name="CS3">34</text:span>, sub<text:span text:style-name="CS4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CS2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  <!-- style:text-properties fo:font-size="80%"/ --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text">
      <style:text-properties fo:font-weight="bold"/>
    </style:style>
    <style:style style:name="CS2" style:family="text">
      <style:text-properties fo:font-style="italic"/>
    </style:style>
    <style:style style:name="CS3" style:family="text">
      <style:text-properties style:text-position="super 58%"/>
    </style:style>
    <style:style style:name="CS4" style:family="text">
      <style:text-properties style:text-position="sub 58%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parent-style-name="Standard" style:family="paragraph">
      <style:text-properties officeooo:paragraph-rsid="001a02dc"/>
    </style:style>
    <style:style style:name="MT1" style:family="text">
      <style:text-properties officeooo:rsid="001a02dc"/>
    </style:style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>Te<text:span text:style-name="CS1">s</text:span>t1 : <text:span text:style-name="CS1">bold</text:span>, i<text:span text:style-name="CS2">tal</text:span>ics, exponent<text:span text:style-name="CS3">34</text:span>, sub<text:span text:style-name="CS4">45</text:span>.</text:p>
        <text:p>An <text:a xlink:type="simple" xlink:href="http://www.google.com">hyperlink</text:a> to Google.</text:p>
        <text:list text:style-name="podNumberedList" text:continue-numbering="false">
          <text:list-item>
            <text:p text:style-name="podNumberItem">Number list, item 1</text:p>
          </text:list-item>
          <text:list-item>
            <text:list text:style-name="podNumberedList">
              <text:list-item>
                <text:p text:style-name="podNumberItem">Sub-item 1</text:p>
              </text:list-item>
              <text:list-item>
                <text:p text:style-name="podNumberItem">Sub-Item 2</text:p>
              </text:list-item>
              <text:list-item>
                <text:list text:style-name="podNumberedList">
                  <text:list-item text:start-value="17">
                    <text:p text:style-name="podNumberItem">Sub-sub-item A</text:p>
                  </text:list-item>
                  <text:list-item>
                    <text:p text:style-name="podNumberItem">Sub-sub-item B <text:span text:style-name="CS2">italic</text:span>.</text:p>
                  </text:list-item>
                </text:list>
              </text:list-item>
            </text:list>
          </text:list-item>
        </text:list>
        <text:list text:style-name="podBulletedList">
          <text:list-item>
            <text:p text:style-name="podBulletItem">A bullet</text:p>
          </text:list-item>
          <text:list-item>
            <text:list text:style-name="podBulletedList">
              <text:list-item>
                <text:p text:style-name="podBulletItem">A sub-bullet</text:p>
              </text:list-item>
              <text:list-item>
                <text:list text:style-name="podBulletedList">
                  <text:list-item>
                    <text:p text:style-name="podBulletItem">A sub-sub-bullet</text:p>
                  </text:list-item>
                </text:list>
              </text:list-item>
              <text:list-item>
                <text:list text:style-name="podNumberedList">
                  <text:list-item>
                    <text:p text:style-name="podNumberItem">A sub-sub number</text:p>
                  </text:list-item>
                  <text:list-item>
                    <text:p text:style-name="podNumberItem">Another.<text:line-break/></text:p>
                  </text:list-item>
                </text:list>
              </text:list-item>
            </text:list>
          </text:list-item>
        </text:list>
        <text:h text:style-name="Heading_20_2" text:outline-level="2">Heading<text:line-break/></text:h>
        <text:p>Heading Blabla.<text:line-break/></text:p>
        <text:h text:style-name="Heading_20_3" text:outline-level="3">SubHeading</text:h>
        <text:p>Subheading blabla.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1-05T14:02:13.329795528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2" meta:word-count="21" meta:character-count="106" meta:non-whitespace-character-count="87"/>
    <meta:user-defined meta:name="Info 1"/>
    <meta:user-defined meta:name="Info 2"/>
    <meta:user-defined meta:name="Info 3"/>
    <meta:user-defined meta:name="Info 4"/>
  </office:meta>
</office:document-meta>
</file>